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difference between a <text:span text:style-name="Strong_20_Emphasis">framework</text:span> and a <text:span text:style-name="Strong_20_Emphasis">library</text:span> can be understood by looking at how they help you build software:</text:p>
      <text:h text:style-name="Heading_20_3" text:outline-level="3">1. <text:span text:style-name="Strong_20_Emphasis">Control Flow:</text:span></text:h>
      <text:list xml:id="list1111572421" text:style-name="L1">
        <text:list-item>
          <text:p text:style-name="P2"><text:span text:style-name="Strong_20_Emphasis">Library:</text:span> When you use a library, <text:span text:style-name="Strong_20_Emphasis">you are in control</text:span>. You call the functions or methods in the library whenever you need them. It’s like having a toolbox—you pick and choose the tools you want to use.</text:p>
        </text:list-item>
        <text:list-item>
          <text:p text:style-name="P1"><text:span text:style-name="Strong_20_Emphasis">Framework:</text:span> When you use a framework, <text:span text:style-name="Strong_20_Emphasis">the framework is in control</text:span>. It provides a structure for your application, and you fit your code into that structure. It’s like following a recipe—you add your ingredients (code) where the recipe (framework) tells you.</text:p>
        </text:list-item>
      </text:list>
      <text:h text:style-name="Heading_20_3" text:outline-level="3">2. <text:span text:style-name="Strong_20_Emphasis">Inversion of Control:</text:span></text:h>
      <text:list xml:id="list4047688175" text:style-name="L2">
        <text:list-item>
          <text:p text:style-name="P4"><text:span text:style-name="Strong_20_Emphasis">Library:</text:span> You control the flow of the application. You decide when and how to use the library.</text:p>
        </text:list-item>
        <text:list-item>
          <text:p text:style-name="P3"><text:span text:style-name="Strong_20_Emphasis">Framework:</text:span> The framework controls the flow. It often calls your code at certain points, following its own rules and structure.</text:p>
        </text:list-item>
      </text:list>
      <text:h text:style-name="Heading_20_3" text:outline-level="3">3. <text:span text:style-name="Strong_20_Emphasis">Purpose:</text:span></text:h>
      <text:list xml:id="list3364456552" text:style-name="L3">
        <text:list-item>
          <text:p text:style-name="P6"><text:span text:style-name="Strong_20_Emphasis">Library:</text:span> A library is usually a collection of functions, classes, or methods that solve specific problems or provide specific functionalities (e.g., a math library for complex calculations).</text:p>
        </text:list-item>
        <text:list-item>
          <text:p text:style-name="P5"><text:span text:style-name="Strong_20_Emphasis">Framework:</text:span> A framework provides a more complete structure for building an application. It usually comes with many built-in libraries and a strong set of rules and guidelines (e.g., Express for web applications in Node.js).</text:p>
        </text:list-item>
      </text:list>
      <text:h text:style-name="Heading_20_3" text:outline-level="3">4. <text:span text:style-name="Strong_20_Emphasis">Example:</text:span></text:h>
      <text:list xml:id="list3725936411" text:style-name="L4">
        <text:list-item>
          <text:p text:style-name="P8"><text:span text:style-name="Strong_20_Emphasis">Library:</text:span> jQuery is a popular JavaScript library that helps you manipulate HTML documents, handle events, and make animations easier.</text:p>
        </text:list-item>
        <text:list-item>
          <text:p text:style-name="P7"><text:span text:style-name="Strong_20_Emphasis">Framework:</text:span> Angular is a framework for building web applications. It gives you a whole structure to follow, with components, services, routing, and more.</text:p>
        </text:list-item>
      </text:list>
      <text:h text:style-name="Heading_20_3" text:outline-level="3">Summary:</text:h>
      <text:list xml:id="list2743090103" text:style-name="L5">
        <text:list-item>
          <text:p text:style-name="P10"><text:span text:style-name="Strong_20_Emphasis">Library = You call the functions you need.</text:span></text:p>
        </text:list-item>
        <text:list-item>
          <text:p text:style-name="P9"><text:span text:style-name="Strong_20_Emphasis">Framework = The framework calls your code and provides the structur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08:37.630489978</meta:creation-date>
    <dc:date>2024-09-03T14:10:42.081473403</dc:date>
    <meta:editing-duration>PT2M29S</meta:editing-duration>
    <meta:editing-cycles>1</meta:editing-cycles>
    <meta:document-statistic meta:table-count="0" meta:image-count="0" meta:object-count="0" meta:page-count="1" meta:paragraph-count="16" meta:word-count="281" meta:character-count="1674" meta:non-whitespace-character-count="1421"/>
    <meta:generator>LibreOffice/7.3.7.2$Linux_X86_64 LibreOffice_project/30$Build-2</meta:generator>
  </office:meta>
</office:document-meta>
</file>